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ce style:name="Andale Sans UI" svg:font-family="'Andale Sans UI'" style:font-pitch="variable"/>
    <style:font-face style:name="Tahoma" svg:font-family="Tahoma" style:font-pitch="variable"/>
  </office:font-face-decls>
  <office:automatic-styles>
    <style:style style:name="Sect1" style:family="section">
      <style:section-properties style:editable="false">
        <style:columns fo:column-count="1" fo:column-gap="0cm"/>
      </style:section-properties>
    </style:style>
    <style:style style:name="Sect2" style:family="section">
      <style:section-properties fo:background-color="#ffffcc" style:editable="false">
        <style:columns fo:column-count="3" fo:column-gap="0.497cm">
          <style:column style:rel-width="21845*" fo:start-indent="0cm" fo:end-indent="0.249cm"/>
          <style:column style:rel-width="21845*" fo:start-indent="0.249cm" fo:end-indent="0.249cm"/>
          <style:column style:rel-width="21845*" fo:start-indent="0.249cm" fo:end-indent="0cm"/>
        </style:columns>
        <style:background-image/>
        <text:notes-configuration text:note-class="footnote" text:start-value="4"/>
        <text:notes-configuration text:note-class="endnote" text:start-value="6"/>
      </style:section-properties>
    </style:style>
    <number:number-style style:name="N0">
      <number:number number:min-integer-digits="1"/>
    </number:number-style>
  </office:automatic-styles>
  <office:body>
    <office:text>
      <text:variable-decls>
        <text:variable-decl office:value-type="float" text:name="x"/>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Section Simple</text:p>
      <text:p text:style-name="Standard"/>
      <text:section text:style-name="Sect1" text:name="Section1">
        <text:p text:style-name="Standard">He heard quiet steps behind him. That didn't bode well. Who could be following him this late at night and in this deadbeat part of town? And at this particular moment, just after he pulled off the big time and was making off with the greenbacks. Was there another crook who'd had the same idea, and was now watching him and waiting for a chance to grab the fruit of his labor? Or did the steps behind him mean that one of many law officers in town was on to him and just waiting to pounce and snap those cuffs on his wrists?</text:p>
      </text:section>
      <text:p text:style-name="Standard"/>
      <text:p text:style-name="Standard"/>
      <text:p text:style-name="Standard">Section Hidden</text:p>
      <text:p text:style-name="Standard">------------------ Beginn of hidden section ------------------</text:p>
      <text:section text:style-name="Sect1" text:name="Section2" text:display="none">
        <text:p text:style-name="Standard">He heard quiet steps behind him. That didn't bode well. Who could be following him this late at night and in this deadbeat part of town? And at this particular moment, just after he pulled off the big time and was making off with the greenbacks. Was there another crook who'd had the same idea, and was now watching him and waiting for a chance to grab the fruit of his labor? Or did the steps behind him mean that one of many law officers in town was on to him and just waiting to pounce and snap those cuffs on his wrists?</text:p>
      </text:section>
      <text:p text:style-name="Standard">------------------ End of hidden section ------------------</text:p>
      <text:p text:style-name="Standard"/>
      <text:p text:style-name="Standard">Section Hidden IF (x==1) -&gt; <text:variable-set text:name="x" office:value-type="float" office:value="1" style:data-style-name="N0">1</text:variable-set></text:p>
      <text:p text:style-name="Standard">------------------ Beginn of hidden section ------------------</text:p>
      <text:section text:style-name="Sect1" text:name="Section5" text:condition="ooow:x==1" text:is-hidden="true" text:display="condition">
        <text:p text:style-name="Standard">He heard quiet steps behind him. That didn't bode well. Who could be following him this late at night and in this deadbeat part of town? And at this particular moment, just after he pulled off the big time and was making off with the greenbacks. Was there another crook who'd had the same idea, and was now watching him and waiting for a chance to grab the fruit of his labor? Or did the steps behind him mean that one of many law officers in town was on to him and just waiting to pounce and snap those cuffs on his wrists?</text:p>
      </text:section>
      <text:p text:style-name="Standard">------------------ End of hidden section ------------------</text:p>
      <text:p text:style-name="Standard"/>
      <text:p text:style-name="Standard">Section Protected</text:p>
      <text:p text:style-name="Standard"/>
      <text:section text:style-name="Sect1" text:name="Section3" text:protected="true">
        <text:p text:style-name="Standard">He heard quiet steps behind him. That didn't bode well. Who could be following him this late at night and in this deadbeat part of town? And at this particular moment, just after he pulled off the big time and was making off with the greenbacks. Was there another crook who'd had the same idea, and was now watching him and waiting for a chance to grab the fruit of his labor? Or did the steps behind him mean that one of many law officers in town was on to him and just waiting to pounce and snap those cuffs on his wrists?</text:p>
      </text:section>
      <text:p text:style-name="Standard"/>
      <text:p text:style-name="Standard">Section Linked</text:p>
      <text:p text:style-name="Standard"/>
      <text:section text:style-name="Sect1" text:name="Section4">
        <text:section-source xlink:href="../sw/qa/core/binfilter/-%20Update/Done/section_linked.sdw" text:filter-name="StarWriter 5.0" text:section-name="Section1"/>
        <text:p text:style-name="Standard">I am a linked section</text:p>
      </text:section>
      <text:p text:style-name="Standard"/>
      <text:p text:style-name="Standard">Section Option</text:p>
      <text:p text:style-name="Standard"/>
      <text:section text:style-name="Sect2" text:name="Section6">
        <text:p text:style-name="Standard"><text:note text:id="ftn1" text:note-class="endnote"><text:note-citation>vi</text:note-citation><text:note-body><text:p text:style-name="Endnote">Endnote (at the end of section – restart at 6)</text:p></text:note-body></text:note>He heard quiet steps behind<text:note text:id="ftn2" text:note-class="footnote"><text:note-citation>4</text:note-citation><text:note-body><text:p text:style-name="Footnote">Footnote (at the end of the text – restart at 4)</text:p></text:note-body></text:note> him. That didn't bode well. Who could be following him this late at night and in this deadbeat part of town? And at this particular moment, just after he pulled off the big time and was making off with the greenbacks. Was there another crook who'd had the same idea, and was now watching him and waiting for a chance to grab the fruit of his labor? Or did the steps behind him mean that one of many law officers in town was on to him and just waiting to pounce and snap those cuffs on his wrists?</text:p>
      </text:section>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imes New Roman" svg:font-family="'Times New Roman'"/>
    <style:font-face style:name="Andale Sans UI" svg:font-family="'Andale Sans UI'" style:font-pitch="variable"/>
    <style:font-face style:name="Tahoma" svg:font-family="Tahoma"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style:font-name="Times New Roman" fo:font-size="12pt" fo:language="fr" fo:country="FR"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2.205cm" style:writing-mode="page"/>
      <style:text-properties fo:color="#000000" style:font-name="Times New Roman" fo:font-size="12pt" fo:language="fr" fo:country="FR"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Times New Roman" fo:font-family="'Times New Roman'"/>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 fo:font-family="'Times New Roman'" fo:font-size="10pt" fo:font-style="italic" style:font-size-asian="10pt" style:font-style-asian="italic" style:font-size-complex="10pt" style:font-style-complex="italic"/>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Times New Roman" fo:font-family="'Times New Roman'"/>
    </style:style>
    <style:style style:name="Footnote_20_Symbol" style:display-name="Footnote Symbol" style:family="text"/>
    <style:style style:name="Endnote_20_Symbol" style:display-name="End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1.1$Linux_X86_64 LibreOffice_project/c4b15cd4d00dec6b266fa830b4ba73e31ae6ce73</meta:generator>
    <meta:initial-creator> </meta:initial-creator>
    <meta:creation-date>2000-11-15T07:52:31</meta:creation-date>
    <dc:date>2001-01-19T15:46:01</dc:date>
    <dc:language>fr-FR</dc:language>
    <meta:editing-cycles>0</meta:editing-cycles>
    <meta:editing-duration>PT0S</meta:editing-duration>
    <meta:document-statistic meta:table-count="0" meta:image-count="0" meta:object-count="0" meta:page-count="1" meta:paragraph-count="16" meta:word-count="373" meta:character-count="2034" meta:non-whitespace-character-count="1675"/>
    <meta:user-defined meta:name="Info 0"/>
    <meta:user-defined meta:name="Info 1"/>
    <meta:user-defined meta:name="Info 2"/>
    <meta:user-defined meta:name="Info 3"/>
  </office:meta>
</office:document-meta>
</file>